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Calibri" svg:font-family="Calibri"/>
  </office:font-face-decls>
  <office:automatic-styles>
    <style:style style:parent-style-name="Normal" style:data-style-name="" style:family="table-cell" style:name="ce3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799cm" fo:break-before="auto"/>
    </style:style>
    <style:style style:family="table-row" style:name="ro1">
      <style:table-row-properties style:row-height="0.5292cm" fo:break-before="auto"/>
    </style:style>
    <style:style style:family="table-column" style:name="co2">
      <style:table-column-properties style:column-width="1.984cm" style:use-optimal-column-width="true" fo:break-before="auto"/>
    </style:style>
    <style:style style:family="table-column" style:name="co3">
      <style:table-column-properties style:column-width="2.593cm" style:use-optimal-column-width="true" fo:break-before="auto"/>
    </style:style>
    <style:style style:family="table-column" style:name="co4">
      <style:table-column-properties style:column-width="2.276cm" style:use-optimal-column-width="true" fo:break-before="auto"/>
    </style:style>
    <style:style style:family="table-column" style:name="co5">
      <style:table-column-properties style:column-width="2.355cm" style:use-optimal-column-width="true" fo:break-before="auto"/>
    </style:style>
    <style:style style:family="table-column" style:name="co6">
      <style:table-column-properties style:column-width="1.932cm" style:use-optimal-column-width="true" fo:break-before="auto"/>
    </style:style>
    <style:style style:family="table-column" style:name="co7">
      <style:table-column-properties style:column-width="2.037cm" style:use-optimal-column-width="true" fo:break-before="auto"/>
    </style:style>
    <style:style style:family="table-column" style:name="co8">
      <style:table-column-properties style:column-width="1.984cm" style:use-optimal-column-width="true" fo:break-before="auto"/>
    </style:style>
    <style:style style:family="table-column" style:name="co9">
      <style:table-column-properties style:column-width="1.932cm" style:use-optimal-column-width="true" fo:break-before="auto"/>
    </style:style>
    <style:style style:family="table-column" style:name="co10">
      <style:table-column-properties style:column-width="2.805cm" style:use-optimal-column-width="true" fo:break-before="auto"/>
    </style:style>
    <style:style style:family="table-column" style:name="co11">
      <style:table-column-properties style:column-width="2.752cm" style:use-optimal-column-width="true" fo:break-before="auto"/>
    </style:style>
    <style:style style:family="table-column" style:name="co12">
      <style:table-column-properties style:column-width="2.011cm" style:use-optimal-column-width="true" fo:break-before="auto"/>
    </style:style>
    <style:style style:family="table-column" style:name="co13">
      <style:table-column-properties style:column-width="2.037cm" style:use-optimal-column-width="true" fo:break-before="auto"/>
    </style:style>
    <style:style style:family="table-column" style:name="co14">
      <style:table-column-properties style:column-width="2.752cm" style:use-optimal-column-width="true" fo:break-before="auto"/>
    </style:style>
    <style:style style:family="table-column" style:name="co15">
      <style:table-column-properties style:column-width="1.852cm" style:use-optimal-column-width="true" fo:break-before="auto"/>
    </style:style>
    <style:style style:family="table-column" style:name="co16">
      <style:table-column-properties style:column-width="2.62cm" style:use-optimal-column-width="true" fo:break-before="auto"/>
    </style:style>
    <style:style style:family="table-column" style:name="co17">
      <style:table-column-properties style:column-width="1.905cm" style:use-optimal-column-width="true" fo:break-before="auto"/>
    </style:style>
    <style:style style:family="table-column" style:name="co18">
      <style:table-column-properties style:column-width="2.064cm" style:use-optimal-column-width="true" fo:break-before="auto"/>
    </style:style>
    <style:style style:family="table-column" style:name="co19">
      <style:table-column-properties style:column-width="2.143cm" style:use-optimal-column-width="true" fo:break-before="auto"/>
    </style:style>
    <style:style style:family="table-column" style:name="co20">
      <style:table-column-properties style:column-width="1.932cm" style:use-optimal-column-width="true" fo:break-before="auto"/>
    </style:style>
    <style:style style:family="table-column" style:name="co21">
      <style:table-column-properties style:column-width="2.196cm" style:use-optimal-column-width="true" fo:break-before="auto"/>
    </style:style>
    <style:style style:family="table-column" style:name="co22">
      <style:table-column-properties style:column-width="2.196cm" style:use-optimal-column-width="true" fo:break-before="auto"/>
    </style:style>
    <style:style style:family="table-column" style:name="co23">
      <style:table-column-properties style:column-width="2.143cm" style:use-optimal-column-width="true" fo:break-before="auto"/>
    </style:style>
    <style:style style:family="table-column" style:name="co24">
      <style:table-column-properties style:column-width="2.62cm" style:use-optimal-column-width="true" fo:break-before="auto"/>
    </style:style>
    <style:style style:family="table-column" style:name="co25">
      <style:table-column-properties style:column-width="2.196cm" style:use-optimal-column-width="true" fo:break-before="auto"/>
    </style:style>
    <style:style style:family="table-column" style:name="co26">
      <style:table-column-properties style:column-width="2.223cm" style:use-optimal-column-width="true" fo:break-before="auto"/>
    </style:style>
    <style:style style:family="table-column" style:name="co27">
      <style:table-column-properties style:column-width="1.905cm" style:use-optimal-column-width="true" fo:break-before="auto"/>
    </style:style>
    <style:style style:family="table-column" style:name="co28">
      <style:table-column-properties style:column-width="1.826cm" style:use-optimal-column-width="true" fo:break-before="auto"/>
    </style:style>
    <style:style style:family="table-column" style:name="co29">
      <style:table-column-properties style:column-width="2.196cm" style:use-optimal-column-width="true" fo:break-before="auto"/>
    </style:style>
    <style:style style:family="table-column" style:name="co30">
      <style:table-column-properties style:column-width="2.249cm" style:use-optimal-column-width="true" fo:break-before="auto"/>
    </style:style>
    <style:style style:family="table-column" style:name="co31">
      <style:table-column-properties style:column-width="2.276cm" style:use-optimal-column-width="true" fo:break-before="auto"/>
    </style:style>
    <style:style style:family="table-column" style:name="co32">
      <style:table-column-properties style:column-width="2.196cm" style:use-optimal-column-width="true" fo:break-before="auto"/>
    </style:style>
    <style:style style:family="table-column" style:name="co33">
      <style:table-column-properties style:column-width="1.852cm" style:use-optimal-column-width="true" fo:break-before="auto"/>
    </style:style>
    <style:style style:family="table-column" style:name="co34">
      <style:table-column-properties style:column-width="1.826cm" style:use-optimal-column-width="true" fo:break-before="auto"/>
    </style:style>
    <style:style style:family="table-column" style:name="co35">
      <style:table-column-properties style:column-width="1.826cm" style:use-optimal-column-width="true" fo:break-before="auto"/>
    </style:style>
  </office:automatic-styles>
  <office:body>
    <office:spreadsheet>
      <table:table table:name="Sheet1" table:style-name="ta1">
        <table:table-column table:number-columns-repeated="2" table:style-name="co1" table:default-cell-style-name="Normal"/>
        <table:table-column table:style-name="co2" table:default-cell-style-name="Normal"/>
        <table:table-column table:style-name="co3" table:default-cell-style-name="Normal"/>
        <table:table-column table:style-name="co4" table:default-cell-style-name="Normal"/>
        <table:table-column table:style-name="co5" table:default-cell-style-name="Normal"/>
        <table:table-column table:style-name="co6" table:default-cell-style-name="Normal"/>
        <table:table-column table:style-name="co7" table:default-cell-style-name="Normal"/>
        <table:table-column table:style-name="co8" table:default-cell-style-name="Normal"/>
        <table:table-column table:style-name="co9" table:default-cell-style-name="Normal"/>
        <table:table-column table:style-name="co10" table:default-cell-style-name="Normal"/>
        <table:table-column table:style-name="co11" table:default-cell-style-name="Normal"/>
        <table:table-column table:number-columns-repeated="2" table:style-name="co12" table:default-cell-style-name="Normal"/>
        <table:table-column table:style-name="co13" table:default-cell-style-name="Normal"/>
        <table:table-column table:style-name="co1" table:default-cell-style-name="Normal"/>
        <table:table-column table:style-name="co14" table:default-cell-style-name="Normal"/>
        <table:table-column table:style-name="co15" table:default-cell-style-name="Normal"/>
        <table:table-column table:style-name="co16" table:default-cell-style-name="Normal"/>
        <table:table-column table:style-name="co17" table:default-cell-style-name="Normal"/>
        <table:table-column table:style-name="co18" table:default-cell-style-name="Normal"/>
        <table:table-column table:style-name="co19" table:default-cell-style-name="Normal"/>
        <table:table-column table:style-name="co20" table:default-cell-style-name="Normal"/>
        <table:table-column table:style-name="co21" table:default-cell-style-name="Normal"/>
        <table:table-column table:style-name="co1" table:default-cell-style-name="Normal"/>
        <table:table-column table:style-name="co22" table:default-cell-style-name="Normal"/>
        <table:table-column table:style-name="co23" table:default-cell-style-name="Normal"/>
        <table:table-column table:style-name="co24" table:default-cell-style-name="Normal"/>
        <table:table-column table:style-name="co25" table:default-cell-style-name="Normal"/>
        <table:table-column table:style-name="co26" table:default-cell-style-name="Normal"/>
        <table:table-column table:style-name="co27" table:default-cell-style-name="Normal"/>
        <table:table-column table:number-columns-repeated="4" table:style-name="co1" table:default-cell-style-name="Normal"/>
        <table:table-column table:style-name="co28" table:default-cell-style-name="Normal"/>
        <table:table-column table:style-name="co29" table:default-cell-style-name="Normal"/>
        <table:table-column table:number-columns-repeated="2" table:style-name="co1" table:default-cell-style-name="Normal"/>
        <table:table-column table:style-name="co30" table:default-cell-style-name="Normal"/>
        <table:table-column table:number-columns-repeated="3" table:style-name="co1" table:default-cell-style-name="Normal"/>
        <table:table-column table:style-name="co31" table:default-cell-style-name="Normal"/>
        <table:table-column table:number-columns-repeated="8" table:style-name="co1" table:default-cell-style-name="Normal"/>
        <table:table-column table:style-name="co32" table:default-cell-style-name="Normal"/>
        <table:table-column table:number-columns-repeated="2" table:style-name="co1" table:default-cell-style-name="Normal"/>
        <table:table-column table:style-name="co33" table:default-cell-style-name="Normal"/>
        <table:table-column table:number-columns-repeated="2" table:style-name="co1" table:default-cell-style-name="Normal"/>
        <table:table-column table:style-name="co34" table:default-cell-style-name="Normal"/>
        <table:table-column table:number-columns-repeated="2" table:style-name="co1" table:default-cell-style-name="Normal"/>
        <table:table-column table:style-name="co35" table:default-cell-style-name="Normal"/>
        <table:table-column table:number-columns-repeated="962" table:style-name="co1" table:default-cell-style-name="Normal"/>
        <table:table-row table:style-name="ro1">
          <table:table-cell office:value-type="string">
            <text:p>State </text:p>
          </table:table-cell>
          <table:table-cell office:value-type="string">
            <text:p> ARG<text:s text:c="4"/></text:p>
          </table:table-cell>
          <table:table-cell office:value-type="string">
            <text:p> COND<text:s text:c="3"/></text:p>
          </table:table-cell>
          <table:table-cell office:value-type="string">
            <text:p> GLOBVARS </text:p>
          </table:table-cell>
          <table:table-cell office:value-type="string">
            <text:p> INSTRUC </text:p>
          </table:table-cell>
          <table:table-cell office:value-type="string">
            <text:p> LOCVARS </text:p>
          </table:table-cell>
          <table:table-cell office:value-type="string">
            <text:p> BODY<text:s text:c="3"/></text:p>
          </table:table-cell>
          <table:table-cell office:value-type="string">
            <text:p> CONST<text:s text:c="2"/></text:p>
          </table:table-cell>
          <table:table-cell office:value-type="string">
            <text:p> BINOP<text:s text:c="2"/></text:p>
          </table:table-cell>
          <table:table-cell office:value-type="string">
            <text:p> PROG<text:s text:c="3"/></text:p>
          </table:table-cell>
          <table:table-cell office:value-type="string">
            <text:p> PROGPRIME </text:p>
          </table:table-cell>
          <table:table-cell office:value-type="string">
            <text:p> COMMAND </text:p>
          </table:table-cell>
          <table:table-cell office:value-type="string">
            <text:p> UNOP<text:s text:c="3"/></text:p>
          </table:table-cell>
          <table:table-cell office:value-type="string">
            <text:p> EPILOG </text:p>
          </table:table-cell>
          <table:table-cell office:value-type="string">
            <text:p> SIMPLE </text:p>
          </table:table-cell>
          <table:table-cell office:value-type="string">
            <text:p> OP<text:s text:c="5"/></text:p>
          </table:table-cell>
          <table:table-cell office:value-type="string">
            <text:p> FUNCTIONS </text:p>
          </table:table-cell>
          <table:table-cell office:value-type="string">
            <text:p> VTYP<text:s text:c="3"/></text:p>
          </table:table-cell>
          <table:table-cell office:value-type="string">
            <text:p> COMPOSIT </text:p>
          </table:table-cell>
          <table:table-cell office:value-type="string">
            <text:p> ALGO<text:s text:c="3"/></text:p>
          </table:table-cell>
          <table:table-cell office:value-type="string">
            <text:p> ASSIGN </text:p>
          </table:table-cell>
          <table:table-cell office:value-type="string">
            <text:p> FNAME<text:s text:c="2"/></text:p>
          </table:table-cell>
          <table:table-cell office:value-type="string">
            <text:p> TERM<text:s text:c="3"/></text:p>
          </table:table-cell>
          <table:table-cell office:value-type="string">
            <text:p> ATOMIC </text:p>
          </table:table-cell>
          <table:table-cell office:value-type="string">
            <text:p> DECL<text:s text:c="3"/></text:p>
          </table:table-cell>
          <table:table-cell office:value-type="string">
            <text:p> VNAME<text:s text:c="2"/></text:p>
          </table:table-cell>
          <table:table-cell office:value-type="string">
            <text:p> HEADER </text:p>
          </table:table-cell>
          <table:table-cell office:value-type="string">
            <text:p> SUBFUNCS </text:p>
          </table:table-cell>
          <table:table-cell office:value-type="string">
            <text:p> PROLOG </text:p>
          </table:table-cell>
          <table:table-cell office:value-type="string">
            <text:p> BRANCH </text:p>
          </table:table-cell>
          <table:table-cell office:value-type="string">
            <text:p> &lt;input </text:p>
          </table:table-cell>
          <table:table-cell office:value-type="string">
            <text:p> eq<text:s text:c="5"/></text:p>
          </table:table-cell>
          <table:table-cell office:value-type="string">
            <text:p> then<text:s text:c="3"/></text:p>
          </table:table-cell>
          <table:table-cell office:value-type="string">
            <text:p> halt<text:s text:c="3"/></text:p>
          </table:table-cell>
          <table:table-cell office:value-type="string">
            <text:p> not<text:s text:c="4"/></text:p>
          </table:table-cell>
          <table:table-cell office:value-type="string">
            <text:p> main<text:s text:c="3"/></text:p>
          </table:table-cell>
          <table:table-cell office:value-type="string">
            <text:p> T_Token </text:p>
          </table:table-cell>
          <table:table-cell office:value-type="string">
            <text:p> mul<text:s text:c="4"/></text:p>
          </table:table-cell>
          <table:table-cell office:value-type="string">
            <text:p> ;<text:s text:c="6"/></text:p>
          </table:table-cell>
          <table:table-cell office:value-type="string">
            <text:p> V_Token </text:p>
          </table:table-cell>
          <table:table-cell office:value-type="string">
            <text:p> sub<text:s text:c="4"/></text:p>
          </table:table-cell>
          <table:table-cell office:value-type="string">
            <text:p> if<text:s text:c="5"/></text:p>
          </table:table-cell>
          <table:table-cell office:value-type="string">
            <text:p> else<text:s text:c="3"/></text:p>
          </table:table-cell>
          <table:table-cell office:value-type="string">
            <text:p> N_Token </text:p>
          </table:table-cell>
          <table:table-cell office:value-type="string">
            <text:p> end<text:s text:c="4"/></text:p>
          </table:table-cell>
          <table:table-cell office:value-type="string">
            <text:p> {<text:s text:c="6"/></text:p>
          </table:table-cell>
          <table:table-cell office:value-type="string">
            <text:p> grt<text:s text:c="4"/></text:p>
          </table:table-cell>
          <table:table-cell office:value-type="string">
            <text:p> or<text:s text:c="5"/></text:p>
          </table:table-cell>
          <table:table-cell office:value-type="string">
            <text:p> div<text:s text:c="4"/></text:p>
          </table:table-cell>
          <table:table-cell office:value-type="string">
            <text:p> sqrt<text:s text:c="3"/></text:p>
          </table:table-cell>
          <table:table-cell office:value-type="string">
            <text:p> and<text:s text:c="4"/></text:p>
          </table:table-cell>
          <table:table-cell office:value-type="string">
            <text:p> =<text:s text:c="6"/></text:p>
          </table:table-cell>
          <table:table-cell office:value-type="string">
            <text:p> F_Token </text:p>
          </table:table-cell>
          <table:table-cell office:value-type="string">
            <text:p> $<text:s text:c="6"/></text:p>
          </table:table-cell>
          <table:table-cell office:value-type="string">
            <text:p> void<text:s text:c="3"/></text:p>
          </table:table-cell>
          <table:table-cell office:value-type="string">
            <text:p> return </text:p>
          </table:table-cell>
          <table:table-cell office:value-type="string">
            <text:p> (<text:s text:c="6"/></text:p>
          </table:table-cell>
          <table:table-cell office:value-type="string">
            <text:p> ,<text:s text:c="6"/></text:p>
          </table:table-cell>
          <table:table-cell office:value-type="string">
            <text:p> begin<text:s text:c="2"/></text:p>
          </table:table-cell>
          <table:table-cell office:value-type="string">
            <text:p> add<text:s text:c="4"/></text:p>
          </table:table-cell>
          <table:table-cell office:value-type="string">
            <text:p> )<text:s text:c="6"/></text:p>
          </table:table-cell>
          <table:table-cell office:value-type="string">
            <text:p> num<text:s text:c="4"/></text:p>
          </table:table-cell>
          <table:table-cell office:value-type="string">
            <text:p> }<text:s text:c="6"/></text:p>
          </table:table-cell>
          <table:table-cell office:value-type="string">
            <text:p> text<text:s text:c="3"/></text:p>
          </table:table-cell>
          <table:table-cell office:value-type="string">
            <text:p> skip<text:s text:c="3"/></text:p>
          </table:table-cell>
          <table:table-cell office:value-type="string">
            <text:p> print </text:p>
          </table:table-cell>
          <table:table-cell table:number-columns-repeated="1024"/>
        </table:table-row>
        <table:table-row table:style-name="ro1">
          <table:table-cell office:value-type="string">
            <text:p>S1923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R28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922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R60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921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S1923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920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R55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919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R54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918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S1922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917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G1921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848 </text:p>
          </table:table-cell>
          <table:table-cell office:value-type="string">
            <text:p> G1865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G1863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G1864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847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G1862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846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S1861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845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R0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844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S1860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843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R12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R12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R12<text:s text:c="4"/></text:p>
          </table:table-cell>
          <table:table-cell office:value-type="string">
            <text:p> R12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R12<text:s text:c="4"/></text:p>
          </table:table-cell>
          <table:table-cell office:value-type="string">
            <text:p> R12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842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G1859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R13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841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G1858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840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R21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839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R52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R52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838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R53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R53<text:s text:c="4"/></text:p>
          </table:table-cell>
          <table:table-cell office:value-type="string">
            <text:p> R53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R53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837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S1857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836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S1856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835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R47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834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R49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833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R34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R34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832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R30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R30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R30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831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R61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830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R24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R24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R24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829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R58<text:s text:c="4"/></text:p>
          </table:table-cell>
          <table:table-cell office:value-type="string">
            <text:p> error<text:s text:c="2"/></text:p>
          </table:table-cell>
          <table:table-cell office:value-type="string">
            <text:p> R58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828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R31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R31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R31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827 </text:p>
          </table:table-cell>
          <table:table-cell office:value-type="string">
            <text:p> error<text:s text:c="2"/></text:p>
          </table:table-cell>
          <table:table-cell office:value-type="string">
            <text:p> G1855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826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R10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R10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R10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R10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R10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825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R43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824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G1854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823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R44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822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G1853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G1852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821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R25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R25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R25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820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S1851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R22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S1850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R22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R22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819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G1849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802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R16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801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R36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800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R35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799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R50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798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R41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797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R40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796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R48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795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R45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794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R46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793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G1839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R51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R51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792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G1838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791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G1837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790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G1818<text:s text:c="2"/></text:p>
          </table:table-cell>
          <table:table-cell office:value-type="string">
            <text:p> G1815<text:s text:c="2"/></text:p>
          </table:table-cell>
          <table:table-cell office:value-type="string">
            <text:p> G1808<text:s text:c="2"/></text:p>
          </table:table-cell>
          <table:table-cell office:value-type="string">
            <text:p> G1811<text:s text:c="5"/></text:p>
          </table:table-cell>
          <table:table-cell office:value-type="string">
            <text:p> G1807<text:s text:c="3"/></text:p>
          </table:table-cell>
          <table:table-cell office:value-type="string">
            <text:p> G1836<text:s text:c="2"/></text:p>
          </table:table-cell>
          <table:table-cell office:value-type="string">
            <text:p> error<text:s text:c="2"/></text:p>
          </table:table-cell>
          <table:table-cell office:value-type="string">
            <text:p> G1800<text:s text:c="2"/></text:p>
          </table:table-cell>
          <table:table-cell office:value-type="string">
            <text:p> G1828<text:s text:c="2"/></text:p>
          </table:table-cell>
          <table:table-cell office:value-type="string">
            <text:p> G1831<text:s text:c="5"/></text:p>
          </table:table-cell>
          <table:table-cell office:value-type="string">
            <text:p> G1824<text:s text:c="2"/></text:p>
          </table:table-cell>
          <table:table-cell office:value-type="string">
            <text:p> G1801<text:s text:c="4"/></text:p>
          </table:table-cell>
          <table:table-cell office:value-type="string">
            <text:p> error<text:s text:c="2"/></text:p>
          </table:table-cell>
          <table:table-cell office:value-type="string">
            <text:p> G1803<text:s text:c="2"/></text:p>
          </table:table-cell>
          <table:table-cell office:value-type="string">
            <text:p> G1813<text:s text:c="2"/></text:p>
          </table:table-cell>
          <table:table-cell office:value-type="string">
            <text:p> G1833<text:s text:c="2"/></text:p>
          </table:table-cell>
          <table:table-cell office:value-type="string">
            <text:p> G1832<text:s text:c="2"/></text:p>
          </table:table-cell>
          <table:table-cell office:value-type="string">
            <text:p> G1793<text:s text:c="2"/></text:p>
          </table:table-cell>
          <table:table-cell office:value-type="string">
            <text:p> G1820<text:s text:c="2"/></text:p>
          </table:table-cell>
          <table:table-cell office:value-type="string">
            <text:p> G1792<text:s text:c="2"/></text:p>
          </table:table-cell>
          <table:table-cell office:value-type="string">
            <text:p> error<text:s text:c="4"/></text:p>
          </table:table-cell>
          <table:table-cell office:value-type="string">
            <text:p> G1806<text:s text:c="2"/></text:p>
          </table:table-cell>
          <table:table-cell office:value-type="string">
            <text:p> G1804<text:s text:c="2"/></text:p>
          </table:table-cell>
          <table:table-cell office:value-type="string">
            <text:p> error<text:s text:c="2"/></text:p>
          </table:table-cell>
          <table:table-cell office:value-type="string">
            <text:p> S1796<text:s text:c="2"/></text:p>
          </table:table-cell>
          <table:table-cell office:value-type="string">
            <text:p> error<text:s text:c="2"/></text:p>
          </table:table-cell>
          <table:table-cell office:value-type="string">
            <text:p> S1802<text:s text:c="2"/></text:p>
          </table:table-cell>
          <table:table-cell office:value-type="string">
            <text:p> S1797<text:s text:c="2"/></text:p>
          </table:table-cell>
          <table:table-cell office:value-type="string">
            <text:p> S1822<text:s text:c="2"/></text:p>
          </table:table-cell>
          <table:table-cell office:value-type="string">
            <text:p> S1821<text:s text:c="3"/></text:p>
          </table:table-cell>
          <table:table-cell office:value-type="string">
            <text:p> S1823<text:s text:c="2"/></text:p>
          </table:table-cell>
          <table:table-cell office:value-type="string">
            <text:p> error<text:s text:c="2"/></text:p>
          </table:table-cell>
          <table:table-cell office:value-type="string">
            <text:p> S1826<text:s text:c="3"/></text:p>
          </table:table-cell>
          <table:table-cell office:value-type="string">
            <text:p> S1825<text:s text:c="2"/></text:p>
          </table:table-cell>
          <table:table-cell office:value-type="string">
            <text:p> S1827<text:s text:c="2"/></text:p>
          </table:table-cell>
          <table:table-cell office:value-type="string">
            <text:p> error<text:s text:c="2"/></text:p>
          </table:table-cell>
          <table:table-cell office:value-type="string">
            <text:p> S1830<text:s text:c="3"/></text:p>
          </table:table-cell>
          <table:table-cell office:value-type="string">
            <text:p> error<text:s text:c="2"/></text:p>
          </table:table-cell>
          <table:table-cell office:value-type="string">
            <text:p> S1829<text:s text:c="2"/></text:p>
          </table:table-cell>
          <table:table-cell office:value-type="string">
            <text:p> S1834<text:s text:c="2"/></text:p>
          </table:table-cell>
          <table:table-cell office:value-type="string">
            <text:p> S1835<text:s text:c="2"/></text:p>
          </table:table-cell>
          <table:table-cell office:value-type="string">
            <text:p> S1795<text:s text:c="2"/></text:p>
          </table:table-cell>
          <table:table-cell office:value-type="string">
            <text:p> S1798<text:s text:c="2"/></text:p>
          </table:table-cell>
          <table:table-cell office:value-type="string">
            <text:p> S1794<text:s text:c="2"/></text:p>
          </table:table-cell>
          <table:table-cell office:value-type="string">
            <text:p> error<text:s text:c="2"/></text:p>
          </table:table-cell>
          <table:table-cell office:value-type="string">
            <text:p> S1799<text:s text:c="3"/></text:p>
          </table:table-cell>
          <table:table-cell office:value-type="string">
            <text:p> error<text:s text:c="2"/></text:p>
          </table:table-cell>
          <table:table-cell office:value-type="string">
            <text:p> S1791<text:s text:c="2"/></text:p>
          </table:table-cell>
          <table:table-cell office:value-type="string">
            <text:p> S1805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S1810<text:s text:c="2"/></text:p>
          </table:table-cell>
          <table:table-cell office:value-type="string">
            <text:p> S1809<text:s text:c="2"/></text:p>
          </table:table-cell>
          <table:table-cell office:value-type="string">
            <text:p> error<text:s text:c="2"/></text:p>
          </table:table-cell>
          <table:table-cell office:value-type="string">
            <text:p> S1812<text:s text:c="2"/></text:p>
          </table:table-cell>
          <table:table-cell office:value-type="string">
            <text:p> S1814<text:s text:c="2"/></text:p>
          </table:table-cell>
          <table:table-cell office:value-type="string">
            <text:p> S1816<text:s text:c="2"/></text:p>
          </table:table-cell>
          <table:table-cell office:value-type="string">
            <text:p> S1817<text:s text:c="2"/></text:p>
          </table:table-cell>
          <table:table-cell office:value-type="string">
            <text:p> S1819 </text:p>
          </table:table-cell>
          <table:table-cell table:number-columns-repeated="1024"/>
        </table:table-row>
        <table:table-row table:style-name="ro1">
          <table:table-cell office:value-type="string">
            <text:p>S1803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R18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804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R20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805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G1840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806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G1841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807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S1842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808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A0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809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R42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810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G1844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S1843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811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S1845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812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G1846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R8<text:s text:c="6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813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S1847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814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R59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R59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R59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815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S1848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816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R9<text:s text:c="6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817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R15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818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R23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R23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R23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849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R17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850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G1866<text:s text:c="2"/></text:p>
          </table:table-cell>
          <table:table-cell office:value-type="string">
            <text:p> G1867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851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R26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852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G1868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R5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853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G1869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854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S1870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855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S1871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856 </text:p>
          </table:table-cell>
          <table:table-cell office:value-type="string">
            <text:p> G1873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G1872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857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G1874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858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G1875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859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R14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860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R11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R11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R11<text:s text:c="4"/></text:p>
          </table:table-cell>
          <table:table-cell office:value-type="string">
            <text:p> R11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R11<text:s text:c="4"/></text:p>
          </table:table-cell>
          <table:table-cell office:value-type="string">
            <text:p> R11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861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G1876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862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S1877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863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S1878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864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S1879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865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S1880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866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S1881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867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R27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868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R3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869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G1882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R4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870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G1883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G1884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R6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871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G1885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872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S1886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873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S1887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874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S1888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875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G1890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S1889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876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S1891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877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G1892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878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G1893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879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G1894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880 </text:p>
          </table:table-cell>
          <table:table-cell office:value-type="string">
            <text:p> G1895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881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G1896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882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R2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883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R7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884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G1897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885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S1898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886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R39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887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R32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R32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R32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888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G1899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889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R57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R57<text:s text:c="4"/></text:p>
          </table:table-cell>
          <table:table-cell office:value-type="string">
            <text:p> R57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R57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890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S1900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891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G1901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892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S1902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893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S1903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894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S1904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895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S1905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896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S1906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897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S1907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898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G1908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899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S1909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900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R56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R56<text:s text:c="4"/></text:p>
          </table:table-cell>
          <table:table-cell office:value-type="string">
            <text:p> R56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R56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901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S1910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902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G1911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903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R38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904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R37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R37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R37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905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R33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R33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R33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906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G1912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907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G1913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908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R29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909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G1914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910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G1915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911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S1916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912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S1917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913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G1918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914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S1919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915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S1920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office:value-type="string">
            <text:p>S1916 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5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4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R19<text:s text:c="4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3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<text:s text:c="2"/></text:p>
          </table:table-cell>
          <table:table-cell office:value-type="string">
            <text:p> error </text:p>
          </table:table-cell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Table2" table:target-range-address="$Sheet1.$A$1:$Sheet1.$BN$13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Calibri" svg:font-family="Calibri"/>
  </office:font-face-decls>
  <office:styles>
    <style:default-style style:family="table-cell"/>
    <style:style style:display-name="Normal" style:family="table-cell" style:name="Normal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fo:page-width="21cm" fo:page-height="29.7cm" style:print-orientation="portrait" fo:margin-left="1.78cm" fo:margin-right="1.78cm" fo:margin-top="1.91cm" fo:margin-bottom="1.91cm" style:scale-to="100%"/>
    </style:page-layout>
    <style:style style:data-style-name="" style:family="table-cell" style:name="ce1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</office:automatic-styles>
  <office:master-styles>
    <style:master-page style:name="MasterPage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2.0.204</meta:generator>
    <meta:initial-creator/>
    <meta:creation-date/>
    <meta:editing-cycles/>
    <meta:editing-duration/>
    <dc:date/>
    <dc:creator/>
    <meta:document-statistic/>
  </office:meta>
</office:document-meta>
</file>